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70000028046FCC7DFE52EBD03.png" manifest:media-type="image/png"/>
  <manifest:file-entry manifest:full-path="Pictures/1000000100000477000002801AC98F5857823873.png" manifest:media-type="image/png"/>
  <manifest:file-entry manifest:full-path="Pictures/1000000100000477000002803702B3AD65CAFF69.png" manifest:media-type="image/png"/>
  <manifest:file-entry manifest:full-path="Pictures/100000010000047700000280FEDE3AA4EC7C597E.png" manifest:media-type="image/png"/>
  <manifest:file-entry manifest:full-path="Pictures/100000010000047700000280484EDFB423A87069.png" manifest:media-type="image/png"/>
  <manifest:file-entry manifest:full-path="Pictures/100000010000047700000280C81BC9AB5E908B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676cm" svg:x="0.014cm" svg:y="0.026cm">
          <draw:image xlink:href="Pictures/100000010000047700000280C81BC9AB5E908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676cm" svg:x="0.014cm" svg:y="0.026cm">
          <draw:image xlink:href="Pictures/100000010000047700000280484EDFB423A870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5.676cm" svg:x="0.014cm" svg:y="0.026cm">
          <draw:image xlink:href="Pictures/1000000100000477000002801AC98F585782387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5.676cm" svg:x="0.014cm" svg:y="0.026cm">
          <draw:image xlink:href="Pictures/1000000100000477000002801AC98F58578238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676cm" svg:x="0.014cm" svg:y="0.026cm">
          <draw:image xlink:href="Pictures/100000010000047700000280FEDE3AA4EC7C59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5.676cm" svg:x="0.015cm" svg:y="0.026cm">
          <draw:image xlink:href="Pictures/1000000100000477000002803702B3AD65CAFF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676cm" svg:x="0.014cm" svg:y="0.026cm">
          <draw:image xlink:href="Pictures/10000001000004770000028046FCC7DFE52EBD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3:36.004882089</meta:creation-date>
    <dc:date>2024-02-13T11:36:32.400049801</dc:date>
    <meta:editing-duration>PT2M57S</meta:editing-duration>
    <meta:editing-cycles>1</meta:editing-cycles>
    <meta:generator>LibreOffice/7.3.7.2$Linux_X86_64 LibreOffice_project/30$Build-2</meta:generator>
    <meta:document-statistic meta:object-count="40"/>
  </office:meta>
</office:document-meta>
</file>